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 style:list-style-name="L1"/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45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dash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draw:stroke-dash="Fine_20_Dashe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4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2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6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5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Fine_20_Dashe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283in" fo:min-width="0.0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4436868364184546" text:style-name="L1">
        <text:list-item>
          <text:p text:style-name="P2">Entities present:</text:p>
          <text:p text:style-name="P2">Product</text:p>
          <text:p text:style-name="P2">Categories</text:p>
          <text:p text:style-name="P2">Users</text:p>
          <text:p text:style-name="P2">Address</text:p>
          <text:p text:style-name="P2">Administrator</text:p>
          <text:p text:style-name="P2">Shopper</text:p>
          <text:p text:style-name="P2">Cart</text:p>
          <text:p text:style-name="P2">OrderedItems</text:p>
          <text:p text:style-name="P2"/>
        </text:list-item>
        <text:list-item>
          <text:p text:style-name="P2">Relations present:</text:p>
          <text:p text:style-name="P2">Categorised</text:p>
          <text:p text:style-name="P2">HasAddress</text:p>
          <text:p text:style-name="P2">Manage</text:p>
        </text:list-item>
      </text:list>
      <text:p text:style-name="Standard"><text:s text:c="13"/>AddToCart</text:p>
      <text:list xml:id="list21450802" text:continue-numbering="true" text:style-name="L1">
        <text:list-header>
          <text:p text:style-name="P2">PlaceOrder</text:p>
          <text:p text:style-name="P2">SelectAddress</text:p>
          <text:p text:style-name="P2"/>
        </text:list-header>
        <text:list-item>
          <text:p text:style-name="P2">Key attributes</text:p>
          <text:p text:style-name="P2">UserId</text:p>
          <text:p text:style-name="P2">Category Id</text:p>
          <text:p text:style-name="P2">ProductI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1448020" text:continue-numbering="true" text:style-name="L1">
        <text:list-item>
          <text:p text:style-name="P2">ER Diagram of StoreFront</text:p>
          <text:p text:style-name="P2"/>
        </text:list-item>
      </text:list>
      <text:p text:style-name="Standard"><draw:g text:anchor-type="paragraph" draw:z-index="0" draw:style-name="gr1"><draw:rect draw:style-name="gr2" draw:text-style-name="P4" svg:width="0.5543in" svg:height="0.2358in" svg:x="4.6531in" svg:y="7.3965in"><text:p text:style-name="P3"><text:span text:style-name="T1">Product</text:span></text:p></draw:rect><draw:ellipse draw:style-name="gr3" draw:text-style-name="P4" svg:width="0.4906in" svg:height="0.2358in" svg:x="3.9508in" svg:y="7.8965in"><text:p text:style-name="P3"><text:span text:style-name="T1">Quantity</text:span></text:p></draw:ellipse><draw:ellipse draw:style-name="gr4" draw:text-style-name="P5" svg:width="0.8087in" svg:height="0.265in" svg:x="5.5472in" svg:y="7.5437in"><text:p text:style-name="P3"><text:span text:style-name="T2">ProductId</text:span></text:p></draw:ellipse><draw:ellipse draw:style-name="gr5" draw:text-style-name="P4" svg:width="0.385in" svg:height="0.265in" svg:x="4.5035in" svg:y="8.102in"><text:p text:style-name="P3"><text:span text:style-name="T1">Name</text:span></text:p></draw:ellipse><draw:rect draw:style-name="gr6" draw:text-style-name="P4" svg:width="0.576in" svg:height="0.265in" svg:x="1.5232in" svg:y="7.4846in"><text:p text:style-name="P3"><text:span text:style-name="T1">Categories</text:span></text:p></draw:rect><draw:ellipse draw:style-name="gr7" draw:text-style-name="P5" svg:width="0.7661in" svg:height="0.235in" svg:x="0.1827in" svg:y="7.6909in"><text:p text:style-name="P3"><text:span text:style-name="T2">CategoryId</text:span></text:p></draw:ellipse><draw:custom-shape draw:style-name="gr8" draw:text-style-name="P4" svg:width="0.7453in" svg:height="0.4705in" svg:x="2.865in" svg:y="7.3382in"><text:p text:style-name="P4"><text:span text:style-name="T1">Categorise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9" draw:text-style-name="P6" svg:width="0.1988in" svg:height="0.2913in" svg:x="5.4406in" svg:y="3.898in"><draw:text-box><text:p/></draw:text-box></draw:frame><draw:rect draw:style-name="gr10" draw:text-style-name="P4" svg:width="0.5331in" svg:height="0.2358in" svg:x="2.3535in" svg:y="1.1047in"><text:p text:style-name="P3"><text:span text:style-name="T1">User</text:span></text:p></draw:rect><draw:ellipse draw:style-name="gr11" draw:text-style-name="P5" svg:width="0.4898in" svg:height="0.2358in" svg:x="1.7571in" svg:y="1.4283in"><text:p text:style-name="P3"><text:span text:style-name="T2">UserId</text:span></text:p></draw:ellipse><draw:ellipse draw:style-name="gr12" draw:text-style-name="P4" svg:width="0.4469in" svg:height="0.235in" svg:x="1.6945in" svg:y="0.4583in"><text:p text:style-name="P3"><text:span text:style-name="T1">Name</text:span></text:p></draw:ellipse><draw:ellipse draw:style-name="gr13" draw:text-style-name="P4" svg:width="0.6185in" svg:height="0.2358in" svg:x="5.526in" svg:y="0.5756in"><text:p text:style-name="P3"><text:span text:style-name="T1">PostalZip</text:span></text:p></draw:ellipse><draw:ellipse draw:style-name="gr14" draw:text-style-name="P4" svg:width="0.6606in" svg:height="0.265in" svg:x="5.8878in" svg:y="0.9575in"><text:p text:style-name="P3"><text:span text:style-name="T1">CityName</text:span></text:p></draw:ellipse><draw:ellipse draw:style-name="gr15" draw:text-style-name="P4" svg:width="0.7449in" svg:height="0.265in" svg:x="5.6327in" svg:y="1.4283in"><text:p text:style-name="P3"><text:span text:style-name="T1">StreetName</text:span></text:p></draw:ellipse><draw:ellipse draw:style-name="gr16" draw:text-style-name="P4" svg:width="0.4685in" svg:height="0.2358in" svg:x="4.8882in" svg:y="0.4874in"><text:p text:style-name="P3"><text:span text:style-name="T1">State</text:span></text:p></draw:ellipse><draw:ellipse draw:style-name="gr17" draw:text-style-name="P4" svg:width="0.8106in" svg:height="0.5886in" svg:x="2.2469in" svg:y="0.1346in"><text:p/></draw:ellipse><draw:ellipse draw:style-name="gr18" draw:text-style-name="P4" svg:width="0.5752in" svg:height="0.2358in" svg:x="4.589in" svg:y="1.6047in"><text:p text:style-name="P3"><text:span text:style-name="T1">ShopperId</text:span></text:p></draw:ellipse><draw:custom-shape draw:style-name="gr19" draw:text-style-name="P4" svg:width="0.8732in" svg:height="0.5004in" svg:x="4.1417in" svg:y="3.4567in"><text:p text:style-name="P4"><text:span text:style-name="T1">AddToCar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20" draw:text-style-name="P4" svg:width="0.6823in" svg:height="0.2949in" svg:x="4.1205in" svg:y="4.7799in"><text:p text:style-name="P3"><text:span text:style-name="T1">Cart</text:span></text:p></draw:rect><draw:ellipse draw:style-name="gr21" draw:text-style-name="P4" svg:width="0.6815in" svg:height="0.3232in" svg:x="4.7382in" svg:y="5.339in"><text:p text:style-name="P3"><text:span text:style-name="T1">ProductId</text:span></text:p></draw:ellipse><draw:ellipse draw:style-name="gr22" draw:text-style-name="P4" svg:width="0.7461in" svg:height="0.2949in" svg:x="3.6736in" svg:y="4.339in"><text:p text:style-name="P3"><text:span text:style-name="T1">ShopperId</text:span></text:p></draw:ellipse><draw:ellipse draw:style-name="gr23" draw:text-style-name="P4" svg:width="0.5752in" svg:height="0.3531in" svg:x="4.078in" svg:y="5.3091in"><text:p text:style-name="P3"><text:span text:style-name="T1">Quantity</text:span></text:p></draw:ellipse><draw:ellipse draw:style-name="gr24" draw:text-style-name="P4" svg:width="1.0012in" svg:height="0.4713in" svg:x="5.4406in" svg:y="6.8965in"><text:p/></draw:ellipse><draw:rect draw:style-name="gr25" draw:text-style-name="P4" svg:width="0.7252in" svg:height="0.324in" svg:x="1.4161in" svg:y="3.5736in"><text:p text:style-name="P3"><text:span text:style-name="T1">Administrator</text:span></text:p></draw:rect><draw:ellipse draw:style-name="gr26" draw:text-style-name="P4" svg:width="0.5752in" svg:height="0.3232in" svg:x="5.0362in" svg:y="7.9555in"><text:p text:style-name="P3"><text:span text:style-name="T1">Price</text:span></text:p></draw:ellipse><draw:rect draw:style-name="gr27" draw:text-style-name="P4" svg:width="0.5543in" svg:height="0.2358in" svg:x="5.015in" svg:y="1.0457in"><text:p text:style-name="P3"><text:span text:style-name="T1">Address</text:span></text:p></draw:rect><draw:custom-shape draw:style-name="gr28" draw:text-style-name="P4" svg:width="0.9157in" svg:height="0.3531in" svg:x="3.3972in" svg:y="1.0457in"><text:p text:style-name="P4"><text:span text:style-name="T1">HasAddres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29" draw:text-style-name="P4" svg:width="0.8516in" svg:height="0.6177in" svg:x="5.3563in" svg:y="4.5744in"><text:p text:style-name="P4"><text:span text:style-name="T1">PlaceOrd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30" draw:text-style-name="P4" svg:width="0.6594in" svg:height="0.3232in" svg:x="5.7398in" svg:y="3.6039in"><text:p text:style-name="P3"><text:span text:style-name="T1">OrderedItem</text:span></text:p></draw:rect><draw:ellipse draw:style-name="gr31" draw:text-style-name="P4" svg:width="0.6823in" svg:height="0.5886in" svg:x="6.5051in" svg:y="2.7512in"><text:p text:style-name="P3"><text:span text:style-name="T1">Shipping</text:span></text:p><text:p text:style-name="P3"><text:span text:style-name="T1">Address</text:span></text:p></draw:ellipse><draw:custom-shape draw:style-name="gr32" draw:text-style-name="P4" svg:width="0.9157in" svg:height="0.6469in" svg:x="5.5689in" svg:y="2.3102in"><text:p text:style-name="P4"><text:span text:style-name="T1">Select</text:span></text:p><text:p text:style-name="P4"><text:span text:style-name="T1">Addres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draw:style-name="gr33" draw:text-style-name="P4" svg:width="0.5752in" svg:height="0.265in" svg:x="1.4807in" svg:y="0.9283in"><text:p/></draw:ellipse><draw:line draw:style-name="gr34" draw:text-style-name="P4" svg:x1="2.4177in" svg:y1="2.5157in" svg:x2="2.6945in" svg:y2="2.9567in"><text:p/></draw:line><draw:line draw:style-name="gr35" draw:text-style-name="P4" svg:x1="2.9713in" svg:y1="2.4567in" svg:x2="2.7157in" svg:y2="2.9858in"><text:p/></draw:line><draw:line draw:style-name="gr36" draw:text-style-name="P4" svg:x1="2.4177in" svg:y1="2.4862in" svg:x2="2.95in" svg:y2="2.4567in"><text:p/></draw:line><draw:frame draw:style-name="gr37" draw:text-style-name="P6" svg:width="0.3894in" svg:height="0.2449in" svg:x="2.5681in" svg:y="2.5157in"><draw:text-box><text:p text:style-name="P7"><text:span text:style-name="T1">Is A</text:span></text:p></draw:text-box></draw:frame><draw:rect draw:style-name="gr38" draw:text-style-name="P4" svg:width="0.7248in" svg:height="0.265in" svg:x="3.0988in" svg:y="3.5744in"><text:p text:style-name="P3"><text:span text:style-name="T1">Shopper</text:span></text:p></draw:rect><draw:line draw:style-name="gr39" draw:text-style-name="P4" svg:x1="2.6091in" svg:y1="1.1047in" svg:x2="2.6091in" svg:y2="0.752in"><text:p/></draw:line><draw:line draw:style-name="gr40" draw:text-style-name="P4" svg:x1="2.098in" svg:y1="0.6343in" svg:x2="2.4386in" svg:y2="1.0752in"><text:p/></draw:line><draw:line draw:style-name="gr41" draw:text-style-name="P4" svg:x1="2.0559in" svg:y1="1.0752in" svg:x2="2.3327in" svg:y2="1.1047in"><text:p/></draw:line><draw:line draw:style-name="gr42" draw:text-style-name="P4" svg:x1="2.2264in" svg:y1="1.5161in" svg:x2="2.3969in" svg:y2="1.3693in"><text:p/></draw:line><draw:line draw:style-name="gr43" draw:text-style-name="P4" svg:x1="2.8858in" svg:y1="1.1929in" svg:x2="3.3969in" svg:y2="1.1929in"><text:p/></draw:line><draw:line draw:style-name="gr44" draw:text-style-name="P4" svg:x1="4.3122in" svg:y1="1.2224in" svg:x2="4.9933in" svg:y2="1.1929in"><text:p/></draw:line><draw:line draw:style-name="gr45" draw:text-style-name="P4" svg:x1="5.1638in" svg:y1="1.0752in" svg:x2="5.1213in" svg:y2="0.752in"><text:p/></draw:line><draw:line draw:style-name="gr46" draw:text-style-name="P4" svg:x1="4.9728in" svg:y1="1.6339in" svg:x2="5.2071in" svg:y2="1.3106in"><text:p/></draw:line><draw:line draw:style-name="gr47" draw:text-style-name="P4" svg:x1="5.6961in" svg:y1="1.4575in" svg:x2="5.5898in" svg:y2="1.2811in"><text:p/></draw:line><draw:line draw:style-name="gr48" draw:text-style-name="P4" svg:x1="5.5685in" svg:y1="1.1047in" svg:x2="5.8665in" svg:y2="1.1047in"><text:p/></draw:line><draw:line draw:style-name="gr49" draw:text-style-name="P4" svg:x1="5.5472in" svg:y1="0.752in" svg:x2="5.398in" svg:y2="1.0165in"><text:p/></draw:line><draw:line draw:style-name="gr50" draw:text-style-name="P4" svg:x1="6.0157in" svg:y1="2.9567in" svg:x2="6.0157in" svg:y2="3.6035in"><text:p/></draw:line><draw:line draw:style-name="gr51" draw:text-style-name="P4" svg:x1="6.4205in" svg:y1="3.6039in" svg:x2="6.6122in" svg:y2="3.2512in"><text:p/></draw:line><draw:line draw:style-name="gr52" draw:text-style-name="P4" svg:x1="3.8232in" svg:y1="3.7508in" svg:x2="4.185in" svg:y2="3.7508in"><text:p/></draw:line><draw:line draw:style-name="gr53" draw:text-style-name="P4" svg:x1="4.5677in" svg:y1="3.9858in" svg:x2="4.5677in" svg:y2="4.7504in"><text:p/></draw:line><draw:ellipse draw:style-name="gr54" draw:text-style-name="P4" svg:width="0.6398in" svg:height="0.2941in" svg:x="4.9295in" svg:y="3.2512in"><text:p text:style-name="P3"><text:span text:style-name="T1">ShopperId</text:span></text:p></draw:ellipse><draw:line draw:style-name="gr55" draw:text-style-name="P4" svg:x1="5.739in" svg:y1="3.6031in" svg:x2="5.5685in" svg:y2="3.4563in"><text:p/></draw:line><draw:line draw:style-name="gr56" draw:text-style-name="P4" svg:x1="4.7803in" svg:y1="4.8961in" svg:x2="5.3768in" svg:y2="4.8976in"><text:p/></draw:line><draw:line draw:style-name="gr57" draw:text-style-name="P4" svg:x1="3.5886in" svg:y1="7.5728in" svg:x2="4.6531in" svg:y2="7.5728in"><text:p/></draw:line><draw:line draw:style-name="gr58" draw:text-style-name="P4" svg:x1="2.1197in" svg:y1="7.661in" svg:x2="2.865in" svg:y2="7.6024in"><text:p/></draw:line><draw:line draw:style-name="gr59" draw:text-style-name="P4" svg:x1="1.7362in" svg:y1="3.5449in" svg:x2="2.5665in" svg:y2="2.7803in"><text:p/></draw:line><draw:line draw:style-name="gr60" draw:text-style-name="P4" svg:x1="2.8437in" svg:y1="2.7803in" svg:x2="3.5035in" svg:y2="3.5449in"><text:p/></draw:line><draw:line draw:style-name="gr61" draw:text-style-name="P4" svg:x1="2.6303in" svg:y1="1.3402in" svg:x2="2.6516in" svg:y2="2.4575in"><text:p/></draw:line><draw:line draw:style-name="gr62" draw:text-style-name="P4" svg:x1="4.7594in" svg:y1="5.074in" svg:x2="4.9512in" svg:y2="5.3972in"><text:p/></draw:line><draw:line draw:style-name="gr63" draw:text-style-name="P4" svg:x1="5.0579in" svg:y1="7.426in" svg:x2="5.1854in" svg:y2="6.926in"><text:p/></draw:line><draw:line draw:style-name="gr64" draw:text-style-name="P4" svg:x1="4.2063in" svg:y1="4.6035in" svg:x2="4.4193in" svg:y2="4.7504in"><text:p/></draw:line><draw:ellipse draw:style-name="gr65" draw:text-style-name="P4" svg:width="0.7441in" svg:height="0.265in" svg:x="0.6941in" svg:y="7.1028in"><text:p text:style-name="P3"><text:span text:style-name="T1">ParentId</text:span></text:p></draw:ellipse><draw:ellipse draw:style-name="gr66" draw:text-style-name="P4" svg:width="0.8941in" svg:height="0.265in" svg:x="0.8008in" svg:y="8.102in"><text:p text:style-name="P3"><text:span text:style-name="T1">CategoryName</text:span></text:p></draw:ellipse><draw:line draw:style-name="gr67" draw:text-style-name="P4" svg:x1="1.3106in" svg:y1="7.3378in" svg:x2="1.5661in" svg:y2="7.4846in"><text:p/></draw:line><draw:line draw:style-name="gr68" draw:text-style-name="P4" svg:x1="0.9488in" svg:y1="7.8083in" svg:x2="1.5236in" svg:y2="7.6024in"><text:p/></draw:line><draw:line draw:style-name="gr69" draw:text-style-name="P4" svg:x1="1.4807in" svg:y1="8.1315in" svg:x2="1.8in" svg:y2="7.7492in"><text:p/></draw:line><draw:ellipse draw:style-name="gr70" draw:text-style-name="P4" svg:width="0.9803in" svg:height="0.5295in" svg:x="4.589in" svg:y="6.4264in"><text:p text:style-name="P3"><text:span text:style-name="T1">CategoryId</text:span></text:p></draw:ellipse><draw:line draw:style-name="gr71" draw:text-style-name="P4" svg:x1="5.2067in" svg:y1="7.4256in" svg:x2="5.5472in" svg:y2="7.2787in"><text:p/></draw:line><draw:line draw:style-name="gr72" draw:text-style-name="P4" svg:x1="5.2067in" svg:y1="7.6024in" svg:x2="5.5685in" svg:y2="7.661in"><text:p/></draw:line><draw:line draw:style-name="gr73" draw:text-style-name="P4" svg:x1="5.1213in" svg:y1="7.6315in" svg:x2="5.185in" svg:y2="7.9843in"><text:p/></draw:line><draw:line draw:style-name="gr74" draw:text-style-name="P4" svg:x1="4.7382in" svg:y1="8.102in" svg:x2="4.9937in" svg:y2="7.661in"><text:p/></draw:line><draw:line draw:style-name="gr75" draw:text-style-name="P4" svg:x1="4.3764in" svg:y1="7.9256in" svg:x2="4.7594in" svg:y2="7.661in"><text:p/></draw:line><draw:line draw:style-name="gr76" draw:text-style-name="P4" svg:x1="4.4189in" svg:y1="5.3091in" svg:x2="4.6106in" svg:y2="5.0445in"><text:p/></draw:line><draw:custom-shape draw:style-name="gr77" draw:text-style-name="P4" svg:width="0.7232in" svg:height="0.6768in" svg:x="3.035in" svg:y="5.5138in"><text:p text:style-name="P4"><text:span text:style-name="T1">AddTo</text:span></text:p><text:p text:style-name="P4"><text:span text:style-name="T1">Car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78" draw:text-style-name="P4" svg:x1="3.376in" svg:y1="3.839in" svg:x2="3.4185in" svg:y2="5.515in"><text:p/></draw:line><draw:line draw:style-name="gr79" draw:text-style-name="P4" svg:x1="0.1394in" svg:y1="6.3677in" svg:x2="6.7606in" svg:y2="6.3382in"><text:p/></draw:line><draw:line draw:style-name="gr80" draw:text-style-name="P4" svg:x1="0.1823in" svg:y1="8.6902in" svg:x2="6.761in" svg:y2="8.6606in"><text:p/></draw:line><draw:line draw:style-name="gr81" draw:text-style-name="P4" svg:x1="0.161in" svg:y1="6.3969in" svg:x2="0.161in" svg:y2="8.6902in"><text:p/></draw:line><draw:line draw:style-name="gr82" draw:text-style-name="P4" svg:x1="6.7823in" svg:y1="6.3673in" svg:x2="6.7823in" svg:y2="8.6606in"><text:p/></draw:line><draw:custom-shape draw:style-name="gr83" draw:text-style-name="P4" svg:width="0.9996in" svg:height="0.6768in" svg:x="1.2264in" svg:y="4.9563in"><text:p text:style-name="P4"><text:span text:style-name="T1">Manag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84" draw:text-style-name="P4" svg:x1="1.7362in" svg:y1="4.9563in" svg:x2="1.7362in" svg:y2="3.9272in"><text:p/></draw:line><draw:line draw:style-name="gr85" draw:text-style-name="P4" svg:x1="1.7579in" svg:y1="5.6031in" svg:x2="3.2268in" svg:y2="7.3083in"><text:p/></draw:line><draw:line draw:style-name="gr86" draw:text-style-name="P4" svg:x1="3.3972in" svg:y1="6.1909in" svg:x2="4.7598in" svg:y2="7.3965in"><text:p/></draw:line><draw:ellipse draw:style-name="gr87" draw:text-style-name="P4" svg:width="0.8724in" svg:height="0.2949in" svg:x="5.5051in" svg:y="6.9846in"><text:p text:style-name="P3"><text:span text:style-name="T1">Images</text:span></text:p></draw:ellipse><draw:ellipse draw:style-name="gr88" draw:text-style-name="P4" svg:width="0.8516in" svg:height="0.2358in" svg:x="5.0362in" svg:y="2.9567in"><text:p text:style-name="P3"><text:span text:style-name="T1">OrderDate</text:span></text:p></draw:ellipse><draw:line draw:style-name="gr89" draw:text-style-name="P4" svg:x1="5.8669in" svg:y1="3.6031in" svg:x2="5.7177in" svg:y2="3.1917in"><text:p/></draw:line><draw:ellipse draw:style-name="gr90" draw:text-style-name="P4" svg:width="0.5969in" svg:height="0.324in" svg:x="3.0988in" svg:y="0.4874in"><text:p text:style-name="P3"><text:span text:style-name="T1">Email</text:span></text:p></draw:ellipse><draw:ellipse draw:style-name="gr91" draw:text-style-name="P4" svg:width="0.576in" svg:height="0.3831in" svg:x="2.8862in" svg:y="1.4866in"><text:p text:style-name="P3"><text:span text:style-name="T1">Age</text:span></text:p></draw:ellipse><draw:line draw:style-name="gr92" draw:text-style-name="P4" svg:x1="2.8224in" svg:y1="1.1047in" svg:x2="3.1417in" svg:y2="0.7815in"><text:p/></draw:line><draw:line draw:style-name="gr93" draw:text-style-name="P4" svg:x1="2.8437in" svg:y1="1.3402in" svg:x2="3.0142in" svg:y2="1.487in"><text:p/></draw:line><draw:ellipse draw:style-name="gr94" draw:text-style-name="P4" svg:width="0.8941in" svg:height="0.4713in" svg:x="1.2264in" svg:y="0.8693in"><text:p text:style-name="P3"><text:span text:style-name="T1">DateOfBirth</text:span></text:p></draw:ellipse><draw:ellipse draw:style-name="gr95" draw:text-style-name="P4" svg:width="0.574in" svg:height="0.3823in" svg:x="0.3535in" svg:y="0.3992in"><text:p text:style-name="P3"><text:span text:style-name="T1">Date</text:span></text:p></draw:ellipse><draw:ellipse draw:style-name="gr96" draw:text-style-name="P4" svg:width="0.6807in" svg:height="0.324in" svg:x="0.3323in" svg:y="0.9575in"><text:p text:style-name="P3"><text:span text:style-name="T1">Month</text:span></text:p></draw:ellipse><draw:ellipse draw:style-name="gr97" draw:text-style-name="P4" svg:width="0.6606in" svg:height="0.324in" svg:x="0.3736in" svg:y="1.5165in"><text:p text:style-name="P3"><text:span text:style-name="T1">Year</text:span></text:p></draw:ellipse><draw:line draw:style-name="gr98" draw:text-style-name="P4" svg:x1="0.9272in" svg:y1="0.5756in" svg:x2="1.3315in" svg:y2="0.8988in"><text:p/></draw:line><draw:line draw:style-name="gr99" draw:text-style-name="P4" svg:x1="1.0122in" svg:y1="1.1047in" svg:x2="1.2465in" svg:y2="1.0165in"><text:p/></draw:line><draw:line draw:style-name="gr100" draw:text-style-name="P4" svg:x1="0.9701in" svg:y1="1.5752in" svg:x2="1.3106in" svg:y2="1.2811in"><text:p/></draw:line><draw:frame draw:style-name="gr101" draw:text-style-name="P6" svg:width="0.1614in" svg:height="0.3413in" svg:x="4.5677in" svg:y="1.0165in"><draw:text-box><text:p text:style-name="P7"><text:span text:style-name="T1">N</text:span></text:p></draw:text-box></draw:frame><draw:frame draw:style-name="gr102" draw:text-style-name="P6" svg:width="0.1713in" svg:height="0.2276in" svg:x="3.1413in" svg:y="1.0165in"><draw:text-box><text:p text:style-name="P7"><text:span text:style-name="T1">1</text:span></text:p></draw:text-box></draw:frame><draw:frame draw:style-name="gr103" draw:text-style-name="P6" svg:width="0.128in" svg:height="0.2276in" svg:x="2.3969in" svg:y="7.3965in"><draw:text-box><text:p text:style-name="P7"><text:span text:style-name="T1">N</text:span></text:p></draw:text-box></draw:frame><draw:frame draw:style-name="gr104" draw:text-style-name="P6" svg:width="0.3831in" svg:height="0.3114in" svg:x="3.9087in" svg:y="7.3382in"><draw:text-box><text:p text:style-name="P7"><text:span text:style-name="T1">N</text:span></text:p></draw:text-box></draw:frame><draw:frame draw:style-name="gr105" draw:text-style-name="P6" svg:width="0.0425in" svg:height="0.2657in" svg:x="3.2697in" svg:y="4.3681in"><draw:text-box><text:p text:style-name="P7"><text:span text:style-name="T1">1</text:span></text:p></draw:text-box></draw:frame><draw:frame draw:style-name="gr106" draw:text-style-name="P6" svg:width="0.1496in" svg:height="0.2276in" svg:x="3.7378in" svg:y="6.6319in"><draw:text-box><text:p text:style-name="P7"><text:span text:style-name="T1">N</text:span></text:p></draw:text-box></draw:frame><draw:frame draw:style-name="gr107" draw:text-style-name="P6" svg:width="0.065in" svg:height="0.2276in" svg:x="3.9295in" svg:y="3.5157in"><draw:text-box><text:p text:style-name="P7"><text:span text:style-name="T1">1</text:span></text:p></draw:text-box></draw:frame><draw:frame draw:style-name="gr108" draw:text-style-name="P6" svg:width="0.0858in" svg:height="0.235in" svg:x="4.6315in" svg:y="4.1331in"><draw:text-box><text:p text:style-name="P7"><text:span text:style-name="T1">1</text:span></text:p></draw:text-box></draw:frame><draw:frame draw:style-name="gr109" draw:text-style-name="P6" svg:width="0.2606in" svg:height="0.2276in" svg:x="5.0787in" svg:y="4.9272in"><draw:text-box><text:p text:style-name="P7"><text:span text:style-name="T1">1</text:span></text:p></draw:text-box></draw:frame><draw:frame draw:style-name="gr110" draw:text-style-name="P6" svg:width="0.2606in" svg:height="0.2276in" svg:x="6.0587in" svg:y="3.2803in"><draw:text-box><text:p text:style-name="P7"><text:span text:style-name="T1">1</text:span></text:p></draw:text-box></draw:frame><draw:frame draw:style-name="gr111" draw:text-style-name="P6" svg:width="0.2606in" svg:height="0.2276in" svg:x="5.7398in" svg:y="1.9283in"><draw:text-box><text:p text:style-name="P7"><text:span text:style-name="T1">1</text:span></text:p></draw:text-box></draw:frame><draw:frame draw:style-name="gr112" draw:text-style-name="P6" svg:width="0.2606in" svg:height="0.2276in" svg:x="1.7787in" svg:y="4.5154in"><draw:text-box><text:p text:style-name="P7"><text:span text:style-name="T1">1</text:span></text:p></draw:text-box></draw:frame><draw:frame draw:style-name="gr113" draw:text-style-name="P6" svg:width="0.2795in" svg:height="0.2276in" svg:x="1.8425in" svg:y="5.9854in"><draw:text-box><text:p text:style-name="P7"><text:span text:style-name="T1">N</text:span></text:p></draw:text-box></draw:frame><draw:ellipse draw:style-name="gr114" draw:text-style-name="P4" svg:width="0.7039in" svg:height="0.4122in" svg:x="2.3114in" svg:y="0.2228in"><text:p text:style-name="P3"><text:span text:style-name="T1">ContactNo</text:span></text:p></draw:ellipse><draw:ellipse draw:style-name="gr115" draw:text-style-name="P4" svg:width="0.6606in" svg:height="0.3831in" svg:x="4.9508in" svg:y="3.839in"><text:p text:style-name="P3"><text:span text:style-name="T1">Quantity</text:span></text:p></draw:ellipse><draw:line draw:style-name="gr116" draw:text-style-name="P4" svg:x1="5.4197in" svg:y1="1.2516in" svg:x2="5.8457in" svg:y2="2.4276in"><text:p/></draw:line><draw:line draw:style-name="gr117" draw:text-style-name="P4" svg:x1="5.8031in" svg:y1="4.574in" svg:x2="5.8244in" svg:y2="3.9272in"><text:p/></draw:line><draw:line draw:style-name="gr118" draw:text-style-name="P4" svg:x1="5.5472in" svg:y1="3.9272in" svg:x2="5.739in" svg:y2="3.8094in"><text:p/></draw:line><draw:ellipse draw:style-name="gr119" draw:text-style-name="P5" svg:width="0.7024in" svg:height="0.3531in" svg:x="6.6551in" svg:y="3.5744in"><text:p text:style-name="P3"><text:span text:style-name="T2">OrderId</text:span></text:p></draw:ellipse><draw:line draw:style-name="gr120" draw:text-style-name="P4" svg:x1="6.4205in" svg:y1="3.7803in" svg:x2="6.6547in" svg:y2="3.7508in"><text:p/></draw:line><draw:custom-shape draw:style-name="gr121" draw:text-style-name="P4" svg:width="0.6169in" svg:height="0.4713in" svg:x="6.2717in" svg:y="4.339in"><text:p text:style-name="P4"><text:span text:style-name="T1">HasItem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122" draw:text-style-name="P4" svg:width="0.4685in" svg:height="0.3232in" svg:x="6.5697in" svg:y="5.339in"><text:p text:style-name="P3"><text:span text:style-name="T1">Items</text:span></text:p></draw:rect><draw:ellipse draw:style-name="gr123" draw:text-style-name="P4" svg:width="0.7453in" svg:height="0.265in" svg:x="5.8453in" svg:y="5.8972in"><text:p text:style-name="P3"><text:span text:style-name="T1">ProductId</text:span></text:p></draw:ellipse><draw:ellipse draw:style-name="gr124" draw:text-style-name="P4" svg:width="0.5969in" svg:height="0.2358in" svg:x="5.8661in" svg:y="5.5736in"><text:p text:style-name="P3"><text:span text:style-name="T1">OrderId</text:span></text:p></draw:ellipse><draw:ellipse draw:style-name="gr125" draw:text-style-name="P4" svg:width="0.724in" svg:height="0.265in" svg:x="6.6972in" svg:y="5.8972in"><text:p text:style-name="P3"><text:span text:style-name="T1">OrderStatus</text:span></text:p></draw:ellipse><draw:line draw:style-name="gr126" draw:text-style-name="P4" svg:x1="6.0374in" svg:y1="3.8976in" svg:x2="6.4634in" svg:y2="4.4268in"><text:p/></draw:line><draw:line draw:style-name="gr127" draw:text-style-name="P4" svg:x1="6.5909in" svg:y1="4.8091in" svg:x2="6.6335in" svg:y2="5.3091in"><text:p/></draw:line><draw:line draw:style-name="gr128" draw:text-style-name="P4" svg:x1="6.4413in" svg:y1="5.6327in" svg:x2="6.5689in" svg:y2="5.515in"><text:p/></draw:line><draw:line draw:style-name="gr129" draw:text-style-name="P4" svg:x1="6.5693in" svg:y1="5.985in" svg:x2="6.6118in" svg:y2="5.6618in"><text:p/></draw:line><draw:line draw:style-name="gr130" draw:text-style-name="P4" svg:x1="6.9311in" svg:y1="5.8969in" svg:x2="6.8886in" svg:y2="5.6323in"><text:p/></draw:line></draw:g></text:p>
      <text:p text:style-name="Standard"/>
      <text:list xml:id="list21454470" text:continue-numbering="true" text:style-name="L1">
        <text:list-header>
          <text:p text:style-name="P2"/>
        </text:list-header>
      </text:list>
      <text:p text:style-name="Standard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1.320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mi Vishnoi</meta:initial-creator>
    <meta:creation-date>2018-08-14T01:11:30.95</meta:creation-date>
    <dc:date>2018-08-16T01:26:10.34</dc:date>
    <dc:creator>Somi Vishnoi</dc:creator>
    <meta:editing-duration>PT2H46M12S</meta:editing-duration>
    <meta:editing-cycles>13</meta:editing-cycles>
    <meta:generator>OpenOffice/4.1.1$Win32 OpenOffice.org_project/411m6$Build-9775</meta:generator>
    <meta:document-statistic meta:table-count="0" meta:image-count="0" meta:object-count="0" meta:page-count="2" meta:paragraph-count="21" meta:word-count="32" meta:character-count="244"/>
  </office:meta>
</office:document-meta>
</file>